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819in" fo:margin-left="0.059in" table:align="left" style:writing-mode="lr-tb"/>
    </style:style>
    <style:style style:name="Table1.A" style:family="table-column">
      <style:table-column-properties style:column-width="6.38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3819in" fo:margin-left="0.059in" table:align="left" style:writing-mode="lr-tb"/>
    </style:style>
    <style:style style:name="Table2.A" style:family="table-column">
      <style:table-column-properties style:column-width="6.38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3819in" fo:margin-left="0.059in" table:align="left" style:writing-mode="lr-tb"/>
    </style:style>
    <style:style style:name="Table3.A" style:family="table-column">
      <style:table-column-properties style:column-width="6.38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3819in" fo:margin-left="0.059in" table:align="left" style:writing-mode="lr-tb"/>
    </style:style>
    <style:style style:name="Table4.A" style:family="table-column">
      <style:table-column-properties style:column-width="6.381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3819in" fo:margin-left="0.059in" table:align="left" style:writing-mode="lr-tb"/>
    </style:style>
    <style:style style:name="Table5.A" style:family="table-column">
      <style:table-column-properties style:column-width="6.381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3819in" fo:margin-left="0.059in" table:align="left" style:writing-mode="lr-tb"/>
    </style:style>
    <style:style style:name="Table6.A" style:family="table-column">
      <style:table-column-properties style:column-width="6.381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3819in" fo:margin-left="0.059in" table:align="left" style:writing-mode="lr-tb"/>
    </style:style>
    <style:style style:name="Table7.A" style:family="table-column">
      <style:table-column-properties style:column-width="6.381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3819in" fo:margin-left="0.059in" table:align="left" style:writing-mode="lr-tb"/>
    </style:style>
    <style:style style:name="Table8.A" style:family="table-column">
      <style:table-column-properties style:column-width="6.381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3819in" fo:margin-left="0.059in" table:align="left" style:writing-mode="lr-tb"/>
    </style:style>
    <style:style style:name="Table9.A" style:family="table-column">
      <style:table-column-properties style:column-width="6.381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3819in" fo:margin-left="0.059in" table:align="left" style:writing-mode="lr-tb"/>
    </style:style>
    <style:style style:name="Table10.A" style:family="table-column">
      <style:table-column-properties style:column-width="6.381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6.3819in" fo:margin-left="0.059in" table:align="left" style:writing-mode="lr-tb"/>
    </style:style>
    <style:style style:name="Table11.A" style:family="table-column">
      <style:table-column-properties style:column-width="6.3819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6.3819in" fo:margin-left="0.059in" table:align="left" style:writing-mode="lr-tb"/>
    </style:style>
    <style:style style:name="Table12.A" style:family="table-column">
      <style:table-column-properties style:column-width="6.381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6.3819in" fo:margin-left="0.059in" table:align="left" style:writing-mode="lr-tb"/>
    </style:style>
    <style:style style:name="Table13.A" style:family="table-column">
      <style:table-column-properties style:column-width="6.381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Normal_20__28_Web_29_">
      <style:paragraph-properties fo:margin-top="0in" fo:margin-bottom="0in" loext:contextual-spacing="false"/>
      <style:text-properties style:font-name="Calibri" fo:font-size="16pt" fo:font-weight="bold" officeooo:paragraph-rsid="000538c5" style:font-size-asian="16pt" style:font-weight-asian="bold" style:font-name-complex="Calibri" style:font-size-complex="16pt"/>
    </style:style>
    <style:style style:name="P2" style:family="paragraph" style:parent-style-name="Normal_20__28_Web_29_">
      <style:paragraph-properties fo:margin-top="0in" fo:margin-bottom="0in" loext:contextual-spacing="false" style:snap-to-layout-grid="false"/>
      <style:text-properties style:font-name="Calibri" fo:font-size="16pt" officeooo:rsid="002354af" officeooo:paragraph-rsid="000538c5" style:font-size-asian="16pt" style:font-name-complex="Calibri" style:font-size-complex="11pt"/>
    </style:style>
    <style:style style:name="P3" style:family="paragraph" style:parent-style-name="Normal_20__28_Web_29_">
      <style:paragraph-properties fo:margin-top="0in" fo:margin-bottom="0in" loext:contextual-spacing="false" style:snap-to-layout-grid="false"/>
      <style:text-properties style:font-name="Calibri" fo:font-size="12pt" officeooo:rsid="0021c7b5" officeooo:paragraph-rsid="000538c5" style:font-size-asian="12pt" style:font-name-complex="Calibri" style:font-size-complex="12pt"/>
    </style:style>
    <style:style style:name="P4" style:family="paragraph" style:parent-style-name="Normal_20__28_Web_29_">
      <style:paragraph-properties fo:margin-top="0in" fo:margin-bottom="0in" loext:contextual-spacing="false" style:snap-to-layout-grid="false"/>
      <style:text-properties style:font-name="Calibri" fo:font-size="12pt" officeooo:rsid="002354af" officeooo:paragraph-rsid="000538c5" style:font-size-asian="12pt" style:font-name-complex="Calibri" style:font-size-complex="12pt"/>
    </style:style>
    <style:style style:name="P5" style:family="paragraph" style:parent-style-name="Normal_20__28_Web_29_">
      <style:paragraph-properties fo:margin-top="0in" fo:margin-bottom="0in" loext:contextual-spacing="false" style:snap-to-layout-grid="false"/>
      <style:text-properties style:font-name="Calibri" fo:font-size="12pt" officeooo:paragraph-rsid="000538c5" style:font-size-asian="12pt" style:font-name-complex="Calibri" style:font-size-complex="12pt"/>
    </style:style>
    <style:style style:name="P6" style:family="paragraph" style:parent-style-name="Standard">
      <style:paragraph-properties fo:margin-top="0in" fo:margin-bottom="0in" loext:contextual-spacing="false" fo:line-height="200%"/>
      <style:text-properties style:font-name="Times New Roman" fo:font-size="12pt" fo:font-weight="bold" officeooo:paragraph-rsid="000538c5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 style:master-page-name="Standard">
      <style:paragraph-properties fo:line-height="200%" style:page-number="auto"/>
      <style:text-properties style:font-name="Calibri" fo:font-size="16pt" fo:font-weight="bold" officeooo:paragraph-rsid="000538c5" style:font-size-asian="16pt" style:font-weight-asian="bold" style:font-name-complex="Calibri" style:font-size-complex="10pt"/>
    </style:style>
    <style:style style:name="P8" style:family="paragraph" style:parent-style-name="Text_20_body" style:list-style-name="L1">
      <style:text-properties fo:font-size="12pt" officeooo:paragraph-rsid="000538c5" style:font-size-asian="12pt" style:font-size-complex="12pt"/>
    </style:style>
    <style:style style:name="P9" style:family="paragraph" style:parent-style-name="Text_20_body" style:list-style-name="L2">
      <style:text-properties officeooo:paragraph-rsid="000538c5"/>
    </style:style>
    <style:style style:name="P10" style:family="paragraph" style:parent-style-name="Text_20_body" style:list-style-name="L3">
      <style:text-properties officeooo:paragraph-rsid="000538c5"/>
    </style:style>
    <style:style style:name="P11" style:family="paragraph" style:parent-style-name="Text_20_body" style:list-style-name="L4">
      <style:text-properties officeooo:paragraph-rsid="000538c5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fo:font-size="12pt" officeooo:paragraph-rsid="000538c5" style:font-size-asian="12pt" style:font-size-complex="12pt"/>
    </style:style>
    <style:style style:name="P13" style:family="paragraph" style:parent-style-name="Text_20_body" style:list-style-name="L1">
      <style:paragraph-properties fo:margin-top="0in" fo:margin-bottom="0in" loext:contextual-spacing="false" style:snap-to-layout-grid="false"/>
      <style:text-properties style:font-name="Calibri" fo:font-size="12pt" officeooo:paragraph-rsid="000538c5" style:font-size-asian="12pt" style:font-name-complex="Calibri" style:font-size-complex="12pt"/>
    </style:style>
    <style:style style:name="P14" style:family="paragraph" style:parent-style-name="Text_20_body" style:list-style-name="L3">
      <style:paragraph-properties fo:margin-top="0in" fo:margin-bottom="0in" loext:contextual-spacing="false" style:snap-to-layout-grid="false"/>
      <style:text-properties style:font-name="Calibri" fo:font-size="11pt" officeooo:paragraph-rsid="000538c5" style:font-size-asian="11pt" style:font-name-complex="Calibri" style:font-size-complex="11pt"/>
    </style:style>
    <style:style style:name="P15" style:family="paragraph" style:parent-style-name="Text_20_body" style:list-style-name="L4">
      <style:paragraph-properties fo:margin-top="0in" fo:margin-bottom="0in" loext:contextual-spacing="false" style:snap-to-layout-grid="false"/>
      <style:text-properties style:font-name="Calibri" fo:font-size="11pt" officeooo:paragraph-rsid="000538c5" style:font-size-asian="11pt" style:font-name-complex="Calibri" style:font-size-complex="11pt"/>
    </style:style>
    <style:style style:name="P16" style:family="paragraph" style:parent-style-name="Text_20_body" style:list-style-name="L4">
      <style:paragraph-properties fo:margin-top="0in" fo:margin-bottom="0in" loext:contextual-spacing="false" style:snap-to-layout-grid="false"/>
      <style:text-properties style:font-name="Calibri" fo:font-size="11pt" officeooo:rsid="002354af" officeooo:paragraph-rsid="000538c5" style:font-size-asian="11pt" style:font-name-complex="Calibri" style:font-size-complex="11pt"/>
    </style:style>
    <style:style style:name="P17" style:family="paragraph" style:parent-style-name="Text_20_body" style:list-style-name="L2">
      <style:paragraph-properties fo:margin-top="0in" fo:margin-bottom="0in" loext:contextual-spacing="false"/>
      <style:text-properties officeooo:paragraph-rsid="000538c5"/>
    </style:style>
    <style:style style:name="P18" style:family="paragraph" style:parent-style-name="Text_20_body" style:list-style-name="L2">
      <style:paragraph-properties fo:margin-top="0in" fo:margin-bottom="0in" loext:contextual-spacing="false"/>
      <style:text-properties officeooo:rsid="002354af" officeooo:paragraph-rsid="000538c5"/>
    </style:style>
    <style:style style:name="P19" style:family="paragraph" style:parent-style-name="Text_20_body" style:list-style-name="L3">
      <style:paragraph-properties fo:margin-top="0in" fo:margin-bottom="0in" loext:contextual-spacing="false"/>
      <style:text-properties officeooo:paragraph-rsid="000538c5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ject Title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Industrial Lighting Retrofit</text:p>
          </table:table-cell>
        </table:table-row>
      </table:table>
      <text:p text:style-name="P1"/>
      <text:p text:style-name="P1">Date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08/15/2021</text:p>
          </table:table-cell>
        </table:table-row>
      </table:table>
      <text:p text:style-name="P1"/>
      <text:p text:style-name="P1">Business Case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To reduce energy consumption, increase profit, and demonstrate corporate social responsibility to the community</text:p>
          </table:table-cell>
        </table:table-row>
      </table:table>
      <text:p text:style-name="P1"/>
      <text:p text:style-name="P1">Project Purpose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Replace existing interior and exterior lighting in all Fabricant workspaces, warehouses, and break rooms with new technologies</text:p>
          </table:table-cell>
        </table:table-row>
      </table:table>
      <text:p text:style-name="P1"/>
      <text:p text:style-name="P1">Project Objective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Fabricant's strategic objectives are the following: create shareholder value and demonstrate corporate social responsibility by continuing to be a leader in energy conservation, research, and development of advanced technologies. </text:p>
          </table:table-cell>
        </table:table-row>
      </table:table>
      <text:p text:style-name="P1"/>
      <text:p text:style-name="P1"/>
      <text:p text:style-name="P1"/>
      <text:p text:style-name="P1">Project Deliverable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xml:id="list2187756927" text:style-name="L1">
              <text:list-item>
                <text:p text:style-name="P13">Comprehensive energy audit of each building; </text:p>
              </text:list-item>
              <text:list-item>
                <text:p text:style-name="P12">Recommendations for targeted lighting systems and cost-effective replacement technologies </text:p>
              </text:list-item>
              <text:list-item>
                <text:p text:style-name="P12">Life cycle cost analysis and economic evaluation that factors in cost, maintenance cost, and utility cost over the expected life of the building lighting retrofit </text:p>
              </text:list-item>
              <text:list-item>
                <text:p text:style-name="P12">Waste management plan for disposal of hazardous materials, submitted in accordance with EPA guidelines </text:p>
              </text:list-item>
              <text:list-item>
                <text:p text:style-name="P12">Procurement of necessary retrofit materials and electrical components </text:p>
              </text:list-item>
              <text:list-item>
                <text:p text:style-name="P12">Detailed demolition and installation requirements, including procedures to shut down electric, disarm fire alarm system, remove materials from property, and protect computer and other equipment </text:p>
              </text:list-item>
              <text:list-item>
                <text:p text:style-name="P12">Completion of all necessary permit applications and certificates </text:p>
              </text:list-item>
              <text:list-item>
                <text:p text:style-name="P12">Plan to comply with all Occupational Safety and Health Program requirements (containment of dust, debris, contaminants) </text:p>
              </text:list-item>
              <text:list-item>
                <text:p text:style-name="P12">Submission of drawings and construction phase schedule </text:p>
              </text:list-item>
              <text:list-item>
                <text:p text:style-name="P12"><text:soft-page-break/>Completion of Phase 1 lighting replacement: Corporate offices </text:p>
              </text:list-item>
              <text:list-item>
                <text:p text:style-name="P12">Completion of Phase 2 lighting replacement: Production shop offices and break rooms </text:p>
              </text:list-item>
              <text:list-item>
                <text:p text:style-name="P12">Completion of Phase 3 lighting replacement: Production floor </text:p>
              </text:list-item>
              <text:list-item>
                <text:p text:style-name="P12">Completion of Phase 4 lighting replacement: Warehouse and parking lots </text:p>
              </text:list-item>
              <text:list-item>
                <text:p text:style-name="P12">Installation of sensors and motion detectors </text:p>
              </text:list-item>
              <text:list-item>
                <text:p text:style-name="P12">Delivery of computer model with baseline energy usage and automated tracking system </text:p>
              </text:list-item>
              <text:list-item>
                <text:p text:style-name="P8">Submission of project close-out documentation</text:p>
              </text:list-item>
            </text:list>
          </table:table-cell>
        </table:table-row>
      </table:table>
      <text:p text:style-name="P1"/>
      <text:p text:style-name="P1">Project Personnel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3666903896" text:style-name="L2">
              <text:list-item>
                <text:p text:style-name="P18">Vivian Liu, Project Manager</text:p>
              </text:list-item>
              <text:list-item>
                <text:p text:style-name="P17">Sam Massoni, American Grid Program Manager </text:p>
              </text:list-item>
              <text:list-item>
                <text:p text:style-name="P17">Trudy Noble, Environmental Manager </text:p>
              </text:list-item>
              <text:list-item>
                <text:p text:style-name="P17">Paul Callahan, Distribution Logistics Manager </text:p>
              </text:list-item>
              <text:list-item>
                <text:p text:style-name="P17">Elwood Vaughn, Systems/IT Director </text:p>
              </text:list-item>
              <text:list-item>
                <text:p text:style-name="P17">Perry Silverman, Finance Analyst </text:p>
              </text:list-item>
              <text:list-item>
                <text:p text:style-name="P17">Jeff Salvatore, PR/Communications Manager </text:p>
              </text:list-item>
              <text:list-item>
                <text:p text:style-name="P17">Emmitt McAuley, OSHA liaison </text:p>
              </text:list-item>
              <text:list-item>
                <text:p text:style-name="P9">Matt Stevens, Strategic Planning Assistant</text:p>
              </text:list-item>
            </text:list>
          </table:table-cell>
        </table:table-row>
      </table:table>
      <text:p text:style-name="P1"/>
      <text:p text:style-name="P1">Risks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644131635" text:style-name="L3">
              <text:list-item>
                <text:p text:style-name="P14">Costs will exceed estimates and ROI will be less than expected</text:p>
              </text:list-item>
              <text:list-item>
                <text:p text:style-name="P19">Team members do not possess all necessary skills to carry out necessary project activities </text:p>
              </text:list-item>
              <text:list-item>
                <text:p text:style-name="P19">Replacement work will disrupt production activities and delay output </text:p>
              </text:list-item>
              <text:list-item>
                <text:p text:style-name="P19">New technologies will fail to deliver expected energy efficiencies </text:p>
              </text:list-item>
              <text:list-item>
                <text:p text:style-name="P10">Removal and disposal of hazardous materials in old lighting systems</text:p>
              </text:list-item>
            </text:list>
          </table:table-cell>
        </table:table-row>
      </table:table>
      <text:p text:style-name="P1"/>
      <text:p text:style-name="P1">Schedule Summary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Three months from kickoff</text:p>
          </table:table-cell>
        </table:table-row>
      </table:table>
      <text:p text:style-name="P1"/>
      <text:p text:style-name="P1">Budget Summary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">Project cost estimate of $310,000, with expected offsets of $245,000</text:p>
          </table:table-cell>
        </table:table-row>
      </table:table>
      <text:p text:style-name="P1"/>
      <text:p text:style-name="P1">Measurable Success Criteria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list xml:id="list1303356169" text:style-name="L4">
              <text:list-item>
                <text:p text:style-name="P15">Demonstrated reduction in energy consumption, as measured in <text:soft-page-break/>comparison to baseline audit</text:p>
              </text:list-item>
              <text:list-item>
                <text:p text:style-name="P11">Improved lighting conditions</text:p>
              </text:list-item>
            </text:list>
          </table:table-cell>
        </table:table-row>
      </table:table>
      <text:p text:style-name="P1"/>
      <text:p text:style-name="P1">Other Project Limitations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list xml:id="list205014911056651" text:continue-numbering="true" text:style-name="L4">
              <text:list-item>
                <text:p text:style-name="P16">Vivian having several other large projects on her plate</text:p>
              </text:list-item>
              <text:list-item>
                <text:p text:style-name="P16">Production team dealing with mess and disruption from the project</text:p>
              </text:list-item>
            </text:list>
          </table:table-cell>
        </table:table-row>
      </table:table>
      <text:p text:style-name="P1"/>
      <text:p text:style-name="P1">Approval Signatures/Approval Date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">Janice Scott - 08/15/2021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Dan Picard</meta:initial-creator>
    <meta:creation-date>2012-01-03T17:29:00</meta:creation-date>
    <dc:date>2021-08-15T21:17:18.585575757</dc:date>
    <meta:editing-cycles>2</meta:editing-cycles>
    <meta:editing-duration>PT2H35M47S</meta:editing-duration>
    <meta:generator>LibreOffice/6.4.7.2$Linux_X86_64 LibreOffice_project/40$Build-2</meta:generator>
    <meta:document-statistic meta:table-count="13" meta:image-count="0" meta:object-count="0" meta:page-count="3" meta:paragraph-count="55" meta:word-count="449" meta:character-count="3182" meta:non-whitespace-character-count="2796"/>
  </office:meta>
</office:document-meta>
</file>